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67.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71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able-cell-properties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0" style:family="table-cell">
      <style:table-cell-properties style:vertical-align="bottom" fo:wrap-option="wrap" fo:background-color="#DDDDDD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32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Historie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5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style-name="ce21" office:value-type="string">
            <text:p>书籍管理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Behandel tijdschriften als boeken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style-name="ce21" office:value-type="string">
            <text:p>定制主菜单书本列表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2"/>
          <table:table-cell table:style-name="ce23" office:value-type="string">
            <text:p>Выбор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2"/>
          <table:table-cell table:style-name="ce23" office:value-type="string">
            <text:p>Последние добавленные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style-name="ce21" office:value-type="string">
            <text:p>最近打开过的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style-name="ce21" office:value-type="string">
            <text:p>相同作者写的书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style-name="ce21" office:value-type="string">
            <text:p>本分类的下一本书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/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2"/>
          <table:table-cell table:style-name="ce23" office:value-type="string">
            <text:p>Следующие в...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2"/>
          <table:table-cell table:style-name="ce23" office:value-type="string">
            <text:p>Книги в случ. порядке</text:p>
          </table:table-cell>
          <table:table-cell table:style-name="ce23"/>
          <table:table-cell table:style-name="ce21" office:value-type="string">
            <text:p>随机打开一本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/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2"/>
          <table:table-cell table:style-name="ce23" office:value-type="string">
            <text:p>Пропускать карты памят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Plaats nieuw-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style-name="ce21" office:value-type="string">
            <text:p>设置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teren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style-name="ce21" office:value-type="string">
            <text:p>移除新书标志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Plaats nieuw-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style-name="ce21" office:value-type="string">
            <text:p>手工设置新书标志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style-name="ce21" office:value-type="string">
            <text:p>隐藏缺省分类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.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»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6" office:value-type="string">
            <text:p>HIDE_PURCHASED_BOOKS</text:p>
          </table:table-cell>
          <table:table-cell table:style-name="ce26" office:value-type="string">
            <text:p>Hide Purchased Books</text:p>
          </table:table-cell>
          <table:table-cell table:style-name="ce26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6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6"/>
          <table:table-cell table:style-name="ce21" office:value-type="string">
            <text:p>Amagar Llibres comprats</text:p>
          </table:table-cell>
          <table:table-cell/>
          <table:table-cell table:style-name="ce26" office:value-type="string">
            <text:p>Verberg gekochte boeken</text:p>
          </table:table-cell>
          <table:table-cell table:style-name="ce26"/>
          <table:table-cell table:style-name="ce21" office:value-type="string">
            <text:p>Esconder Livros comprados</text:p>
          </table:table-cell>
          <table:table-cell table:style-name="ce26" office:value-type="string">
            <text:p>Скрывать «Купленные книги»</text:p>
          </table:table-cell>
          <table:table-cell table:style-name="ce26"/>
          <table:table-cell table:number-columns-repeated="1008"/>
        </table:table-row>
        <table:table-row table:style-name="ro8">
          <table:table-cell/>
          <table:table-cell table:style-name="ce26" office:value-type="string">
            <text:p>HIDE_ADD_NEW_COLLECTION</text:p>
          </table:table-cell>
          <table:table-cell table:style-name="ce26" office:value-type="string">
            <text:p>Hide Add New Collection</text:p>
          </table:table-cell>
          <table:table-cell table:style-name="ce26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6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6"/>
          <table:table-cell table:style-name="ce21" office:value-type="string">
            <text:p>Amagar Afegir Nova Col·lecció</text:p>
          </table:table-cell>
          <table:table-cell/>
          <table:table-cell table:style-name="ce26" office:value-type="string">
            <text:p>Verberg nieuwe collectie</text:p>
          </table:table-cell>
          <table:table-cell table:style-name="ce26"/>
          <table:table-cell table:style-name="ce21" office:value-type="string">
            <text:p>Esconder Criar Nova Coleção</text:p>
          </table:table-cell>
          <table:table-cell table:style-name="ce26" office:value-type="string">
            <text:p>Скрывать «Новая коллекция»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SHOW_READING_PROGRESS</text:p>
          </table:table-cell>
          <table:table-cell table:style-name="ce26" office:value-type="string">
            <text:p>Show Reading Progress</text:p>
          </table:table-cell>
          <table:table-cell table:style-name="ce26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6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6"/>
          <table:table-cell table:style-name="ce21" office:value-type="string">
            <text:p>Progrés de lectura</text:p>
          </table:table-cell>
          <table:table-cell/>
          <table:table-cell table:style-name="ce26" office:value-type="string">
            <text:p>Leesvoortgang</text:p>
          </table:table-cell>
          <table:table-cell table:style-name="ce26"/>
          <table:table-cell table:style-name="ce21" office:value-type="string">
            <text:p>Progresso de Leitura</text:p>
          </table:table-cell>
          <table:table-cell table:style-name="ce26" office:value-type="string">
            <text:p>Количество прочитанного</text:p>
          </table:table-cell>
          <table:table-cell table:style-name="ce26"/>
          <table:table-cell table:number-columns-repeated="1008"/>
        </table:table-row>
        <table:table-row table:style-name="ro8">
          <table:table-cell/>
          <table:table-cell table:style-name="ce26" office:value-type="string">
            <text:p>SHOW_READING_PROGRESS_CURRENT</text:p>
          </table:table-cell>
          <table:table-cell table:style-name="ce26" office:value-type="string">
            <text:p>Show for Current Book</text:p>
          </table:table-cell>
          <table:table-cell table:style-name="ce26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6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6"/>
          <table:table-cell table:style-name="ce21" office:value-type="string">
            <text:p>Mostrar en el llibre actual</text:p>
          </table:table-cell>
          <table:table-cell/>
          <table:table-cell table:style-name="ce26" office:value-type="string">
            <text:p>Toon bij huidig boek</text:p>
          </table:table-cell>
          <table:table-cell table:style-name="ce26"/>
          <table:table-cell table:style-name="ce21" office:value-type="string">
            <text:p>Mostrar Livro Atual</text:p>
          </table:table-cell>
          <table:table-cell table:style-name="ce26" office:value-type="string">
            <text:p>Отображение для текущей книги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CURRENT</text:p>
          </table:table-cell>
          <table:table-cell table:style-name="ce26" office:value-type="string">
            <text:p>Format for Current Book</text:p>
          </table:table-cell>
          <table:table-cell table:style-name="ce26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6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6"/>
          <table:table-cell table:style-name="ce21" office:value-type="string">
            <text:p>Format en el llibre actual</text:p>
          </table:table-cell>
          <table:table-cell/>
          <table:table-cell table:style-name="ce26" office:value-type="string">
            <text:p>Stijl bij huidig boek</text:p>
          </table:table-cell>
          <table:table-cell table:style-name="ce26"/>
          <table:table-cell table:style-name="ce21" office:value-type="string">
            <text:p>Formato do Livro Atual</text:p>
          </table:table-cell>
          <table:table-cell table:style-name="ce26" office:value-type="string">
            <text:p>Формат для текущей книги</text:p>
          </table:table-cell>
          <table:table-cell table:style-name="ce26"/>
          <table:table-cell table:number-columns-repeated="1008"/>
        </table:table-row>
        <table:table-row table:style-name="ro8">
          <table:table-cell/>
          <table:table-cell table:style-name="ce26" office:value-type="string">
            <text:p>SHOW_READING_PROGRESS_THUMBS</text:p>
          </table:table-cell>
          <table:table-cell table:style-name="ce26" office:value-type="string">
            <text:p>Show for Thumbnails</text:p>
          </table:table-cell>
          <table:table-cell table:style-name="ce26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6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6"/>
          <table:table-cell table:style-name="ce21" office:value-type="string">
            <text:p>Mostrar en Vista Miniatures</text:p>
          </table:table-cell>
          <table:table-cell/>
          <table:table-cell table:style-name="ce26" office:value-type="string">
            <text:p>Toon bij miniaturen</text:p>
          </table:table-cell>
          <table:table-cell table:style-name="ce26"/>
          <table:table-cell table:style-name="ce21" office:value-type="string">
            <text:p>Mostrar Miniaturas</text:p>
          </table:table-cell>
          <table:table-cell table:style-name="ce26" office:value-type="string">
            <text:p>Отображение на иконке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THUMBS</text:p>
          </table:table-cell>
          <table:table-cell table:style-name="ce26" office:value-type="string">
            <text:p>Format for Thumbnails</text:p>
          </table:table-cell>
          <table:table-cell table:style-name="ce26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6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6"/>
          <table:table-cell table:style-name="ce21" office:value-type="string">
            <text:p>Format en Vista Miniatures</text:p>
          </table:table-cell>
          <table:table-cell/>
          <table:table-cell table:style-name="ce26" office:value-type="string">
            <text:p>Stijl bij miniaturen</text:p>
          </table:table-cell>
          <table:table-cell table:style-name="ce26"/>
          <table:table-cell table:style-name="ce21" office:value-type="string">
            <text:p>Formato das Miniaturas</text:p>
          </table:table-cell>
          <table:table-cell table:style-name="ce26" office:value-type="string">
            <text:p>Формат на иконке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ONLY_SHOW_FROM_PAGE</text:p>
          </table:table-cell>
          <table:table-cell table:style-name="ce26" office:value-type="string">
            <text:p>Only Show from Page</text:p>
          </table:table-cell>
          <table:table-cell table:style-name="ce26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6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6"/>
          <table:table-cell table:style-name="ce21" office:value-type="string">
            <text:p>Mostrar només desde la página</text:p>
          </table:table-cell>
          <table:table-cell/>
          <table:table-cell table:style-name="ce26" office:value-type="string">
            <text:p>Alleen tonen vanaf pagina</text:p>
          </table:table-cell>
          <table:table-cell table:style-name="ce26"/>
          <table:table-cell table:style-name="ce21" office:value-type="string">
            <text:p>Mostrar somente desde a página</text:p>
          </table:table-cell>
          <table:table-cell table:style-name="ce26" office:value-type="string">
            <text:p>Отображать только на странице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PAGE</text:p>
          </table:table-cell>
          <table:table-cell table:style-name="ce26" office:value-type="string">
            <text:p>Page</text:p>
          </table:table-cell>
          <table:table-cell table:style-name="ce26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6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6"/>
          <table:table-cell table:style-name="ce21" office:value-type="string">
            <text:p>Pàgina</text:p>
          </table:table-cell>
          <table:table-cell/>
          <table:table-cell table:style-name="ce26" office:value-type="string">
            <text:p>Pagina</text:p>
          </table:table-cell>
          <table:table-cell table:style-name="ce26"/>
          <table:table-cell table:style-name="ce21" office:value-type="string">
            <text:p>Página</text:p>
          </table:table-cell>
          <table:table-cell table:style-name="ce26" office:value-type="string">
            <text:p>Страница</text:p>
          </table:table-cell>
          <table:table-cell table:style-name="ce26"/>
          <table:table-cell table:number-columns-repeated="1008"/>
        </table:table-row>
        <table:table-row table:style-name="ro4">
          <table:table-cell/>
          <table:table-cell table:style-name="ce26" office:value-type="string">
            <text:p>OF</text:p>
          </table:table-cell>
          <table:table-cell table:style-name="ce26" office:value-type="string">
            <text:p>of</text:p>
          </table:table-cell>
          <table:table-cell table:style-name="ce26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6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6"/>
          <table:table-cell table:style-name="ce21" office:value-type="string">
            <text:p>de</text:p>
          </table:table-cell>
          <table:table-cell/>
          <table:table-cell table:style-name="ce26" office:value-type="string">
            <text:p>van</text:p>
          </table:table-cell>
          <table:table-cell table:style-name="ce26"/>
          <table:table-cell table:style-name="ce21" office:value-type="string">
            <text:p>de</text:p>
          </table:table-cell>
          <table:table-cell table:style-name="ce26" office:value-type="string">
            <text:p>из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TRUE</text:p>
          </table:table-cell>
          <table:table-cell table:style-name="ce26" office:value-type="string">
            <text:p>On</text:p>
          </table:table-cell>
          <table:table-cell table:style-name="ce26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6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6"/>
          <table:table-cell table:style-name="ce21" office:value-type="string">
            <text:p>Activat</text:p>
          </table:table-cell>
          <table:table-cell/>
          <table:table-cell table:style-name="ce26" office:value-type="string">
            <text:p>Aan</text:p>
          </table:table-cell>
          <table:table-cell table:style-name="ce26"/>
          <table:table-cell table:style-name="ce21" office:value-type="string">
            <text:p>Ativado</text:p>
          </table:table-cell>
          <table:table-cell table:style-name="ce26" office:value-type="string">
            <text:p>Да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FALSE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6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6"/>
          <table:table-cell table:style-name="ce21" office:value-type="string">
            <text:p>Desactivat</text:p>
          </table:table-cell>
          <table:table-cell/>
          <table:table-cell table:style-name="ce26" office:value-type="string">
            <text:p>Uit</text:p>
          </table:table-cell>
          <table:table-cell table:style-name="ce26"/>
          <table:table-cell table:style-name="ce21" office:value-type="string">
            <text:p>Desativado</text:p>
          </table:table-cell>
          <table:table-cell table:style-name="ce26" office:value-type="string">
            <text:p>Нет</text:p>
          </table:table-cell>
          <table:table-cell table:style-name="ce26"/>
          <table:table-cell table:number-columns-repeated="1008"/>
        </table:table-row>
        <table:table-row table:style-name="ro6">
          <table:table-cell table:style-name="ce27" office:value-type="string">
            <text:p>BrowseFolders</text:p>
          </table:table-cell>
          <table:table-cell table:number-columns-repeated="16" table:style-name="ce27"/>
          <table:table-cell table:number-columns-repeated="1007"/>
        </table:table-row>
        <table:table-row table:style-name="ro5">
          <table:table-cell/>
          <table:table-cell table:style-name="ce26" office:value-type="string">
            <text:p>MSG_COPYING_BOOK</text:p>
          </table:table-cell>
          <table:table-cell table:style-name="ce26" office:value-type="string">
            <text:p>Copying book...</text:p>
          </table:table-cell>
          <table:table-cell table:style-name="ce26" office:value-type="string">
            <text:p>Kopiere Buch...</text:p>
          </table:table-cell>
          <table:table-cell table:style-name="ce26" office:value-type="string">
            <text:p>Αντιγραφή βιβλίου...</text:p>
          </table:table-cell>
          <table:table-cell table:style-name="ce26" office:value-type="string">
            <text:p>Copiando libro...</text:p>
          </table:table-cell>
          <table:table-cell table:style-name="ce26" office:value-type="string">
            <text:p>Copie du livre en cours...</text:p>
          </table:table-cell>
          <table:table-cell table:style-name="ce26" office:value-type="string">
            <text:p>Copia del libro in corso...</text:p>
          </table:table-cell>
          <table:table-cell table:style-name="ce26" office:value-type="string">
            <text:p>ვაკოპირებ წიგნს...</text:p>
          </table:table-cell>
          <table:table-cell table:style-name="ce26" office:value-type="string">
            <text:p>Copiant llibre...</text:p>
          </table:table-cell>
          <table:table-cell table:style-name="ce26" office:value-type="string">
            <text:p>Kopíruji knihu</text:p>
          </table:table-cell>
          <table:table-cell table:style-name="ce26" office:value-type="string">
            <text:p>Boek kopiëren</text:p>
          </table:table-cell>
          <table:table-cell table:style-name="ce26"/>
          <table:table-cell table:style-name="ce26" office:value-type="string">
            <text:p>Copiando livro...</text:p>
          </table:table-cell>
          <table:table-cell table:style-name="ce26" office:value-type="string">
            <text:p>Копируется книга...</text:p>
          </table:table-cell>
          <table:table-cell table:style-name="ce26"/>
          <table:table-cell table:style-name="ce26" office:value-type="string">
            <text:p>正在拷贝文件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MSG_ERROR_TARGET_EXISTS</text:p>
          </table:table-cell>
          <table:table-cell table:style-name="ce26" office:value-type="string">
            <text:p>Error, target file exists</text:p>
          </table:table-cell>
          <table:table-cell table:style-name="ce26" office:value-type="string">
            <text:p>Fehler, Zieldatei existiert bereits</text:p>
          </table:table-cell>
          <table:table-cell table:style-name="ce26" office:value-type="string">
            <text:p>Σφάλμα, το αρχείο προορισμού υπάρχει ήδη</text:p>
          </table:table-cell>
          <table:table-cell table:style-name="ce26" office:value-type="string">
            <text:p>Error, el archivo de destino ya existe</text:p>
          </table:table-cell>
          <table:table-cell table:style-name="ce26" office:value-type="string">
            <text:p>Erreur, le fichier existe</text:p>
          </table:table-cell>
          <table:table-cell table:style-name="ce26" office:value-type="string">
            <text:p>Errore, il file di destinazione esiste</text:p>
          </table:table-cell>
          <table:table-cell table:style-name="ce26" office:value-type="string">
            <text:p>შეცდომა: ფაილი ასეთი სახელით არსებობს</text:p>
          </table:table-cell>
          <table:table-cell table:style-name="ce26" office:value-type="string">
            <text:p>Error, l'arxiu destí existeix</text:p>
          </table:table-cell>
          <table:table-cell table:style-name="ce26" office:value-type="string">
            <text:p>Chyba, cílový soubor existuje</text:p>
          </table:table-cell>
          <table:table-cell table:style-name="ce26" office:value-type="string">
            <text:p>Fout, het bestand bestaat al</text:p>
          </table:table-cell>
          <table:table-cell table:style-name="ce26"/>
          <table:table-cell table:style-name="ce26" office:value-type="string">
            <text:p>Erro, o arquivo de destino não existe</text:p>
          </table:table-cell>
          <table:table-cell table:style-name="ce26" office:value-type="string">
            <text:p>Ошибка, файл уже существует</text:p>
          </table:table-cell>
          <table:table-cell table:style-name="ce26" office:value-type="string">
            <text:p>Помилка, цільовий файл</text:p>
          </table:table-cell>
          <table:table-cell table:style-name="ce26" office:value-type="string">
            <text:p>错误，目标文件已存在</text:p>
          </table:table-cell>
          <table:table-cell table:number-columns-repeated="1007"/>
        </table:table-row>
        <table:table-row table:style-name="ro11">
          <table:table-cell/>
          <table:table-cell table:style-name="ce26" office:value-type="string">
            <text:p>MSG_ERROR_OPENING_BOOK</text:p>
          </table:table-cell>
          <table:table-cell table:style-name="ce26" office:value-type="string">
            <text:p>Error opening book, \nprobably you have to reinsert card.</text:p>
          </table:table-cell>
          <table:table-cell table:style-name="ce26" office:value-type="string">
            <text:p>Fehler beim Buch Öffnen,\n evtl. Speicherkarte neu einsetzen.</text:p>
          </table:table-cell>
          <table:table-cell table:style-name="ce26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6" office:value-type="string">
            <text:p>Error al abrir libro, \nprobablemente tienes que introducir la tarjeta</text:p>
          </table:table-cell>
          <table:table-cell table:style-name="ce26" office:value-type="string">
            <text:p>Erreur lors de l'ouverture du livre, \nvous devez probablement réinsérer la carte</text:p>
          </table:table-cell>
          <table:table-cell table:style-name="ce26" office:value-type="string">
            <text:p>Errore durante l'apertura del libro, \nprobabilmente è necessario reintrodurre la memory card</text:p>
          </table:table-cell>
          <table:table-cell table:style-name="ce26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6" office:value-type="string">
            <text:p>Error en obrir el llibre, \nprobablement s'ha de inserir la targeta.</text:p>
          </table:table-cell>
          <table:table-cell table:style-name="ce26" office:value-type="string">
            <text:p>Chyba otvírání knihy/vložte znovu kartu</text:p>
          </table:table-cell>
          <table:table-cell table:style-name="ce26" office:value-type="string">
            <text:p>Fout bij het openen van het boek, \nwaarschijnlijk kaart verwijderen en terugplaatsen</text:p>
          </table:table-cell>
          <table:table-cell table:style-name="ce26"/>
          <table:table-cell table:style-name="ce26" office:value-type="string">
            <text:p>Erro ao abrir livro,\nprovavelmente o cartão deve ser inserido.</text:p>
          </table:table-cell>
          <table:table-cell table:style-name="ce26" office:value-type="string">
            <text:p>Ошибка открытия книги, \n попробуйте вставить карту снова</text:p>
          </table:table-cell>
          <table:table-cell table:style-name="ce26"/>
          <table:table-cell table:style-name="ce26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MSG_ERROR_COPYING_BOOK</text:p>
          </table:table-cell>
          <table:table-cell table:style-name="ce26" office:value-type="string">
            <text:p>Error copying book</text:p>
          </table:table-cell>
          <table:table-cell table:style-name="ce26" office:value-type="string">
            <text:p>Fehler beim Buch Kopieren</text:p>
          </table:table-cell>
          <table:table-cell table:style-name="ce26" office:value-type="string">
            <text:p>Σφάλμα στην αντιγραφή βιβλίου</text:p>
          </table:table-cell>
          <table:table-cell table:style-name="ce26" office:value-type="string">
            <text:p>Error copiando libro</text:p>
          </table:table-cell>
          <table:table-cell table:style-name="ce26" office:value-type="string">
            <text:p>Erreur lors de la copie du livre</text:p>
          </table:table-cell>
          <table:table-cell table:style-name="ce26" office:value-type="string">
            <text:p>Errore durante la copia del libro</text:p>
          </table:table-cell>
          <table:table-cell table:style-name="ce26" office:value-type="string">
            <text:p>შეცდომა წიგნის კოპირეისას</text:p>
          </table:table-cell>
          <table:table-cell table:style-name="ce26" office:value-type="string">
            <text:p>Error en copiar el llibre</text:p>
          </table:table-cell>
          <table:table-cell table:style-name="ce26" office:value-type="string">
            <text:p>Chyba kopírování</text:p>
          </table:table-cell>
          <table:table-cell table:style-name="ce26" office:value-type="string">
            <text:p>Fout bij het kopiëren van het boek</text:p>
          </table:table-cell>
          <table:table-cell table:style-name="ce26"/>
          <table:table-cell table:style-name="ce26" office:value-type="string">
            <text:p>Erro ao copiar livro.</text:p>
          </table:table-cell>
          <table:table-cell table:style-name="ce26" office:value-type="string">
            <text:p>Ошибка копирования книги</text:p>
          </table:table-cell>
          <table:table-cell table:style-name="ce26"/>
          <table:table-cell table:style-name="ce26" office:value-type="string">
            <text:p>错误，无法拷贝文件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MSG_OK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Εντάξει</text:p>
          </table:table-cell>
          <table:table-cell table:number-columns-repeated="3" table:style-name="ce26" office:value-type="string">
            <text:p>OK</text:p>
          </table:table-cell>
          <table:table-cell table:style-name="ce26" office:value-type="string">
            <text:p>ყველაფერი რიგზეა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26" office:value-type="string">
            <text:p>ОК</text:p>
          </table:table-cell>
          <table:table-cell table:style-name="ce26"/>
          <table:table-cell table:style-name="ce26" office:value-type="string">
            <text:p>OK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BROWSE_FOLDERS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en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нути 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BROWSE_FOLDERS_COMMENT</text:p>
          </table:table-cell>
          <table:table-cell table:style-name="ce26" office:value-type="string">
            <text:p>Browse the file system</text:p>
          </table:table-cell>
          <table:table-cell table:style-name="ce26" office:value-type="string">
            <text:p>Dateisystem durchsuchen</text:p>
          </table:table-cell>
          <table:table-cell table:style-name="ce26" office:value-type="string">
            <text:p>Περιήγηση συστήματος αρχείων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arcourir le dossier système</text:p>
          </table:table-cell>
          <table:table-cell table:style-name="ce26" office:value-type="string">
            <text:p>Sfoglia il file system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rocházet paměť</text:p>
          </table:table-cell>
          <table:table-cell table:style-name="ce26" office:value-type="string">
            <text:p>Bladeren door bestandssysteem</text:p>
          </table:table-cell>
          <table:table-cell table:style-name="ce26"/>
          <table:table-cell table:style-name="ce26" office:value-type="string">
            <text:p>Explorar arquivos do sistema</text:p>
          </table:table-cell>
          <table:table-cell table:style-name="ce26" office:value-type="string">
            <text:p>Работа с файловой системой</text:p>
          </table:table-cell>
          <table:table-cell table:style-name="ce26" office:value-type="string">
            <text:p>Переглянути файлову систему</text:p>
          </table:table-cell>
          <table:table-cell table:style-name="ce26" office:value-type="string">
            <text:p>查看文件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NODE_BROWSE_FOLDERS_SHORT</text:p>
          </table:table-cell>
          <table:table-cell table:style-name="ce26" office:value-type="string">
            <text:p>Folders</text:p>
          </table:table-cell>
          <table:table-cell table:style-name="ce26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6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6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6" office:value-type="string">
            <text:p>Mappen</text:p>
          </table:table-cell>
          <table:table-cell table:style-name="ce26"/>
          <table:table-cell table:style-name="ce26" office:value-type="string">
            <text:p>Pastas</text:p>
          </table:table-cell>
          <table:table-cell table:style-name="ce26" office:value-type="string">
            <text:p>Папки</text:p>
          </table:table-cell>
          <table:table-cell table:style-name="ce26" office:value-type="string">
            <text:p>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COPY_AND_OPEN</text:p>
          </table:table-cell>
          <table:table-cell table:style-name="ce26" office:value-type="string">
            <text:p>Copy to Internal Memory &amp; Open</text:p>
          </table:table-cell>
          <table:table-cell table:style-name="ce26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6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6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ëren naar intern geheugen en openen</text:p>
          </table:table-cell>
          <table:table-cell table:style-name="ce26"/>
          <table:table-cell table:style-name="ce26" office:value-type="string">
            <text:p>Copiar para Memória Interna e abrir</text:p>
          </table:table-cell>
          <table:table-cell table:style-name="ce26" office:value-type="string">
            <text:p>Скопировать в память и открыть</text:p>
          </table:table-cell>
          <table:table-cell table:style-name="ce26"/>
          <table:table-cell table:style-name="ce26" office:value-type="string">
            <text:p>拷贝到内部存储并打开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AND_OPEN_COMMENT</text:p>
          </table:table-cell>
          <table:table-cell table:style-name="ce26" office:value-type="string">
            <text:p>Copies file to the internal memory and opens it</text:p>
          </table:table-cell>
          <table:table-cell table:style-name="ce26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6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6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eert bestand naar intern geheugen en opent het</text:p>
          </table:table-cell>
          <table:table-cell table:style-name="ce26"/>
          <table:table-cell table:style-name="ce26" office:value-type="string">
            <text:p>Copia arquivos para Memória Interna e os abre</text:p>
          </table:table-cell>
          <table:table-cell table:style-name="ce26" office:value-type="string">
            <text:p>Скопировать файл во внутр. память и открыть его</text:p>
          </table:table-cell>
          <table:table-cell table:style-name="ce26"/>
          <table:table-cell table:style-name="ce26" office:value-type="string">
            <text:p>把文件拷贝到内部存储并开始阅读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COPY_TO_INTERNAL_MEMORY</text:p>
          </table:table-cell>
          <table:table-cell table:style-name="ce26" office:value-type="string">
            <text:p>Copy to Internal Memory</text:p>
          </table:table-cell>
          <table:table-cell table:style-name="ce26" office:value-type="string">
            <text:p>In den internen Speicher kopieren</text:p>
          </table:table-cell>
          <table:table-cell table:style-name="ce26" office:value-type="string">
            <text:p>Αντιγραφή στην εσωτερική μνήμη</text:p>
          </table:table-cell>
          <table:table-cell table:style-name="ce26" office:value-type="string">
            <text:p>Copiar a Memoria Interna</text:p>
          </table:table-cell>
          <table:table-cell table:style-name="ce26" office:value-type="string">
            <text:p>Copier dans la mémoire interne</text:p>
          </table:table-cell>
          <table:table-cell table:style-name="ce26" office:value-type="string">
            <text:p>Copia nella Memoria Interna</text:p>
          </table:table-cell>
          <table:table-cell table:style-name="ce26" office:value-type="string">
            <text:p>შიდა მეხსიერებაში კოპირება</text:p>
          </table:table-cell>
          <table:table-cell table:style-name="ce26" office:value-type="string">
            <text:p>Copia a Memòria Interna</text:p>
          </table:table-cell>
          <table:table-cell table:style-name="ce26" office:value-type="string">
            <text:p>Zkopírovat do vnitřní paměti</text:p>
          </table:table-cell>
          <table:table-cell table:style-name="ce26" office:value-type="string">
            <text:p>Kopieer naar intern geheugen</text:p>
          </table:table-cell>
          <table:table-cell table:style-name="ce26"/>
          <table:table-cell table:style-name="ce26" office:value-type="string">
            <text:p>Copiar para a Memória Interna</text:p>
          </table:table-cell>
          <table:table-cell table:style-name="ce26" office:value-type="string">
            <text:p>Скопировать в память</text:p>
          </table:table-cell>
          <table:table-cell table:style-name="ce26" office:value-type="string">
            <text:p>Копіювати на внутрішню пам'ять</text:p>
          </table:table-cell>
          <table:table-cell table:style-name="ce26" office:value-type="string">
            <text:p>拷贝到内部存储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TO_INTERNAL_MEMORY_COMMENT</text:p>
          </table:table-cell>
          <table:table-cell table:style-name="ce26" office:value-type="string">
            <text:p>Copies file to the internal memory root</text:p>
          </table:table-cell>
          <table:table-cell table:style-name="ce26" office:value-type="string">
            <text:p>Kopiert Datei in das Stammverzeichnis des internen Speichers</text:p>
          </table:table-cell>
          <table:table-cell table:style-name="ce26" office:value-type="string">
            <text:p>Αντιγράφει το αρχείο στην εσωτερική μνήμη</text:p>
          </table:table-cell>
          <table:table-cell table:style-name="ce26" office:value-type="string">
            <text:p>Copiar a la raíz de la Memoria Interna</text:p>
          </table:table-cell>
          <table:table-cell table:style-name="ce26" office:value-type="string">
            <text:p>Copie le fichier à la racine de la mémoire interne</text:p>
          </table:table-cell>
          <table:table-cell table:style-name="ce26" office:value-type="string">
            <text:p>Copia file nella root della Memoria Interna</text:p>
          </table:table-cell>
          <table:table-cell table:style-name="ce26" office:value-type="string">
            <text:p>აკოპირებს ფაილს შიდა მეხსიერებაში</text:p>
          </table:table-cell>
          <table:table-cell table:style-name="ce26" office:value-type="string">
            <text:p>Copia arxius a l'arrel de la memòria interna</text:p>
          </table:table-cell>
          <table:table-cell table:style-name="ce26" office:value-type="string">
            <text:p>Kopíruje data do vnitřní paměti</text:p>
          </table:table-cell>
          <table:table-cell table:style-name="ce26" office:value-type="string">
            <text:p>Kopieert bestand naar het interne geheugen</text:p>
          </table:table-cell>
          <table:table-cell table:style-name="ce26"/>
          <table:table-cell table:style-name="ce26" office:value-type="string">
            <text:p>Copiar arquivos para a raiz da Memória Interna</text:p>
          </table:table-cell>
          <table:table-cell table:style-name="ce26" office:value-type="string">
            <text:p>Скопировать на верхний уровень внутр. памяти</text:p>
          </table:table-cell>
          <table:table-cell table:style-name="ce26" office:value-type="string">
            <text:p>Копіювання файлу на корінь внутрішньої пам'яті</text:p>
          </table:table-cell>
          <table:table-cell table:style-name="ce26" office:value-type="string">
            <text:p>把文件拷贝到内部存储根目录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INTERNAL_MEMORY</text:p>
          </table:table-cell>
          <table:table-cell table:style-name="ce26" office:value-type="string">
            <text:p>Internal Memory</text:p>
          </table:table-cell>
          <table:table-cell table:style-name="ce26" office:value-type="string">
            <text:p>Interner Speicher</text:p>
          </table:table-cell>
          <table:table-cell table:style-name="ce26" office:value-type="string">
            <text:p>Εσωτερική μνήμη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Mémoire interne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შიდა მეხსიერება</text:p>
          </table:table-cell>
          <table:table-cell table:style-name="ce26" office:value-type="string">
            <text:p>Memòria Interna</text:p>
          </table:table-cell>
          <table:table-cell table:style-name="ce26" office:value-type="string">
            <text:p>Vnitřní paměť</text:p>
          </table:table-cell>
          <table:table-cell table:style-name="ce26" office:value-type="string">
            <text:p>Intern geheugen</text:p>
          </table:table-cell>
          <table:table-cell table:style-name="ce26"/>
          <table:table-cell table:style-name="ce26" office:value-type="string">
            <text:p>Memória Interna</text:p>
          </table:table-cell>
          <table:table-cell table:style-name="ce26" office:value-type="string">
            <text:p>Внутренняя память</text:p>
          </table:table-cell>
          <table:table-cell table:style-name="ce26" office:value-type="string">
            <text:p>Внутрішня пам'ять</text:p>
          </table:table-cell>
          <table:table-cell table:style-name="ce26" office:value-type="string">
            <text:p>内部存储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MEMORY_STICK</text:p>
          </table:table-cell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 Memory Stick</text:p>
          </table:table-cell>
          <table:table-cell table:number-columns-repeated="6" table:style-name="ce26" office:value-type="string">
            <text:p>Memory Stick</text:p>
          </table:table-cell>
          <table:table-cell table:style-name="ce26" office:value-type="string">
            <text:p>Geheugenstick</text:p>
          </table:table-cell>
          <table:table-cell table:style-name="ce26"/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Пам'ять карти</text:p>
          </table:table-cell>
          <table:table-cell table:style-name="ce26" office:value-type="string">
            <text:p>Sony记忆棒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MEMORY_STICK_MOUNT</text:p>
          </table:table-cell>
          <table:table-cell table:number-columns-repeated="2" table:style-name="ce26" office:value-type="string">
            <text:p>Memory Stick via Mount</text:p>
          </table:table-cell>
          <table:table-cell table:style-name="ce26" office:value-type="string">
            <text:p> Memory Stick μέσω μονταρίσματος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con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přes Mount</text:p>
          </table:table-cell>
          <table:table-cell table:style-name="ce26" office:value-type="string">
            <text:p>Geheugenstick via mount</text:p>
          </table:table-cell>
          <table:table-cell table:style-name="ce26"/>
          <table:table-cell table:style-name="ce26" office:value-type="string">
            <text:p>Memory Stick via montagem</text:p>
          </table:table-cell>
          <table:table-cell table:style-name="ce26" office:value-type="string">
            <text:p>Memory Stick с монтированием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通过Mount访问Sony记忆棒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NODE_RESCAN_INTERNAL_MEMORY</text:p>
          </table:table-cell>
          <table:table-cell table:style-name="ce26" office:value-type="string">
            <text:p>Rescan Internal Memory</text:p>
          </table:table-cell>
          <table:table-cell table:style-name="ce26" office:value-type="string">
            <text:p>Internen Speicher erneut scannen</text:p>
          </table:table-cell>
          <table:table-cell table:style-name="ce26" office:value-type="string">
            <text:p>Επανασάρωση εσωτερικής μνήμης</text:p>
          </table:table-cell>
          <table:table-cell table:style-name="ce26" office:value-type="string">
            <text:p>Escanear memoria interna</text:p>
            <text:p/>
          </table:table-cell>
          <table:table-cell table:style-name="ce26" office:value-type="string">
            <text:p>Rescanner la mémoire interne</text:p>
          </table:table-cell>
          <table:table-cell table:style-name="ce26" office:value-type="string">
            <text:p>Rileggi la Memoria Interna</text:p>
          </table:table-cell>
          <table:table-cell table:style-name="ce26" office:value-type="string">
            <text:p>შიდა მეხსიერების დასკანირება</text:p>
          </table:table-cell>
          <table:table-cell table:style-name="ce26" office:value-type="string">
            <text:p>Escaneja Memòria Interna</text:p>
          </table:table-cell>
          <table:table-cell table:style-name="ce26" office:value-type="string">
            <text:p>Znovu načíst vnitřní paměť</text:p>
          </table:table-cell>
          <table:table-cell table:style-name="ce26" office:value-type="string">
            <text:p>Herscan intern geheugen</text:p>
          </table:table-cell>
          <table:table-cell table:style-name="ce26"/>
          <table:table-cell table:style-name="ce26" office:value-type="string">
            <text:p>Rescanear Memória Interna</text:p>
          </table:table-cell>
          <table:table-cell table:style-name="ce26" office:value-type="string">
            <text:p>Просканировать внутр. память</text:p>
          </table:table-cell>
          <table:table-cell table:style-name="ce26" office:value-type="string">
            <text:p>Повторне сканування внутрішньої пам'яті</text:p>
          </table:table-cell>
          <table:table-cell table:style-name="ce26" office:value-type="string">
            <text:p>重新扫描内部存储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NODE_SD_CARD</text:p>
          </table:table-cell>
          <table:table-cell table:style-name="ce26" office:value-type="string">
            <text:p>SD Card</text:p>
          </table:table-cell>
          <table:table-cell table:style-name="ce26" office:value-type="string">
            <text:p>SD-Karte</text:p>
          </table:table-cell>
          <table:table-cell table:style-name="ce26" office:value-type="string">
            <text:p>Κάρτα SD</text:p>
          </table:table-cell>
          <table:table-cell table:style-name="ce26" office:value-type="string">
            <text:p>Tarjeta SD</text:p>
          </table:table-cell>
          <table:table-cell table:style-name="ce26" office:value-type="string">
            <text:p>Carte SD</text:p>
          </table:table-cell>
          <table:table-cell table:style-name="ce26" office:value-type="string">
            <text:p>Scheda SD</text:p>
          </table:table-cell>
          <table:table-cell table:style-name="ce26" office:value-type="string">
            <text:p>SD კარტა</text:p>
          </table:table-cell>
          <table:table-cell table:style-name="ce26" office:value-type="string">
            <text:p>Targeta SD</text:p>
          </table:table-cell>
          <table:table-cell table:style-name="ce26" office:value-type="string">
            <text:p>SD karta</text:p>
          </table:table-cell>
          <table:table-cell table:style-name="ce26" office:value-type="string">
            <text:p>SD kaart</text:p>
          </table:table-cell>
          <table:table-cell table:style-name="ce26"/>
          <table:table-cell table:style-name="ce26" office:value-type="string">
            <text:p>Cartão SD</text:p>
          </table:table-cell>
          <table:table-cell table:number-columns-repeated="2" table:style-name="ce26" office:value-type="string">
            <text:p>SD Card</text:p>
          </table:table-cell>
          <table:table-cell table:style-name="ce26" office:value-type="string">
            <text:p>SD卡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OPTION_CARD_SCAN</text:p>
          </table:table-cell>
          <table:table-cell table:style-name="ce26" office:value-type="string">
            <text:p>SD/MS Card Scan</text:p>
          </table:table-cell>
          <table:table-cell table:style-name="ce26" office:value-type="string">
            <text:p>SD/Memory Stick scannen</text:p>
          </table:table-cell>
          <table:table-cell table:style-name="ce26" office:value-type="string">
            <text:p>Σάρωση κάρτας SD/MS</text:p>
          </table:table-cell>
          <table:table-cell table:style-name="ce26" office:value-type="string">
            <text:p>Escanear tarjetas SD/MS</text:p>
            <text:p/>
          </table:table-cell>
          <table:table-cell table:style-name="ce26" office:value-type="string">
            <text:p>Scan de la Carte SD/MS</text:p>
          </table:table-cell>
          <table:table-cell table:style-name="ce26" office:value-type="string">
            <text:p>Leggi Scheda SD/MS</text:p>
          </table:table-cell>
          <table:table-cell table:style-name="ce26" office:value-type="string">
            <text:p>SD/MS კარტების სკანირება</text:p>
          </table:table-cell>
          <table:table-cell table:style-name="ce26" office:value-type="string">
            <text:p>Escaneja targetes SD/MS</text:p>
          </table:table-cell>
          <table:table-cell table:style-name="ce26" office:value-type="string">
            <text:p>Načíst SD/MS kartu</text:p>
          </table:table-cell>
          <table:table-cell table:style-name="ce26" office:value-type="string">
            <text:p>SD/MS kaart scan</text:p>
          </table:table-cell>
          <table:table-cell table:style-name="ce26"/>
          <table:table-cell table:style-name="ce26" office:value-type="string">
            <text:p>Escanear cartão SD/MS</text:p>
          </table:table-cell>
          <table:table-cell table:style-name="ce26" office:value-type="string">
            <text:p>Сканировать карты SD/MS</text:p>
          </table:table-cell>
          <table:table-cell table:style-name="ce26" office:value-type="string">
            <text:p>SD/MS Сканування карт</text:p>
          </table:table-cell>
          <table:table-cell table:style-name="ce26" office:value-type="string">
            <text:p>扫描SD/MS卡上的新书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OPTION_FAVOURITE_FOLDERS</text:p>
          </table:table-cell>
          <table:table-cell table:style-name="ce26" office:value-type="string">
            <text:p>Favourite folders</text:p>
          </table:table-cell>
          <table:table-cell table:style-name="ce26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6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6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6" office:value-type="string">
            <text:p>Favoriete mappen</text:p>
          </table:table-cell>
          <table:table-cell table:style-name="ce26"/>
          <table:table-cell table:style-name="ce26" office:value-type="string">
            <text:p>Pastas favoritas</text:p>
          </table:table-cell>
          <table:table-cell table:style-name="ce26" office:value-type="string">
            <text:p>Избранные папки</text:p>
          </table:table-cell>
          <table:table-cell table:style-name="ce26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OPTION_IM_ROOT</text:p>
          </table:table-cell>
          <table:table-cell table:style-name="ce26" office:value-type="string">
            <text:p>Internal Memory Root Folder</text:p>
          </table:table-cell>
          <table:table-cell table:style-name="ce26" office:value-type="string">
            <text:p>Stammverzeichnis interner Speicher</text:p>
          </table:table-cell>
          <table:table-cell table:style-name="ce26" office:value-type="string">
            <text:p>Ριζικός φάκελος εσωτερικής μνήμης</text:p>
          </table:table-cell>
          <table:table-cell table:style-name="ce26" office:value-type="string">
            <text:p>Raíz de la Memoria Interna</text:p>
          </table:table-cell>
          <table:table-cell table:style-name="ce26" office:value-type="string">
            <text:p>Dossier racine de la mémoire interne</text:p>
          </table:table-cell>
          <table:table-cell table:style-name="ce26" office:value-type="string">
            <text:p>Root della Memoria Interna</text:p>
          </table:table-cell>
          <table:table-cell table:style-name="ce26" office:value-type="string">
            <text:p>შიდა მეხს. საწყისი ფოლდერი</text:p>
          </table:table-cell>
          <table:table-cell table:style-name="ce26" office:value-type="string">
            <text:p>Arrel de la Memòria Interna</text:p>
          </table:table-cell>
          <table:table-cell table:style-name="ce26" office:value-type="string">
            <text:p>Kořenový adresář vnitřní paměti</text:p>
          </table:table-cell>
          <table:table-cell table:style-name="ce26" office:value-type="string">
            <text:p>Interne geheugen beginmap</text:p>
          </table:table-cell>
          <table:table-cell table:style-name="ce26"/>
          <table:table-cell table:style-name="ce26" office:value-type="string">
            <text:p>Raiz da Memória Interna</text:p>
          </table:table-cell>
          <table:table-cell table:style-name="ce26" office:value-type="string">
            <text:p>Начинать просмотр папок с...</text:p>
          </table:table-cell>
          <table:table-cell table:style-name="ce26" office:value-type="string">
            <text:p>Внутрішня пам'ять кореневого каталогу</text:p>
          </table:table-cell>
          <table:table-cell table:style-name="ce26" office:value-type="string">
            <text:p>内部存储的根目录</text:p>
          </table:table-cell>
          <table:table-cell table:number-columns-repeated="1007"/>
        </table:table-row>
        <table:table-row table:style-name="ro13">
          <table:table-cell/>
          <table:table-cell table:style-name="ce26" office:value-type="string">
            <text:p>OPTION_MOUNT</text:p>
          </table:table-cell>
          <table:table-cell table:style-name="ce26" office:value-type="string">
            <text:p>Use Mount with SD/MS (slower but sees all folders)</text:p>
          </table:table-cell>
          <table:table-cell table:style-name="ce26" office:value-type="string">
            <text:p>SD/Memory Stick mounten</text:p>
          </table:table-cell>
          <table:table-cell table:style-name="ce26" office:value-type="string">
            <text:p>Χρήση μονταρίσματος με SD/MS (πιο αργό αλλά βλέπει όλους τους φακέλους)</text:p>
          </table:table-cell>
          <table:table-cell table:style-name="ce26" office:value-type="string">
            <text:p>Montar SD/MS</text:p>
          </table:table-cell>
          <table:table-cell table:style-name="ce26" office:value-type="string">
            <text:p>Utiliser mount avec les cartes SD/MS</text:p>
          </table:table-cell>
          <table:table-cell table:style-name="ce26" office:value-type="string">
            <text:p>Usa Mount con SD/MS</text:p>
          </table:table-cell>
          <table:table-cell table:style-name="ce26" office:value-type="string">
            <text:p>Use mount with SD/MS</text:p>
          </table:table-cell>
          <table:table-cell table:style-name="ce26" office:value-type="string">
            <text:p>Montar targetes SD/MS</text:p>
          </table:table-cell>
          <table:table-cell table:style-name="ce26" office:value-type="string">
            <text:p>Namountovat SD/MS</text:p>
          </table:table-cell>
          <table:table-cell table:style-name="ce26" office:value-type="string">
            <text:p>Gebruik mount voor SD/MS (trager maar ziet alle mappen)</text:p>
          </table:table-cell>
          <table:table-cell table:style-name="ce26"/>
          <table:table-cell table:style-name="ce26" office:value-type="string">
            <text:p>Usar montagem com SD/MS</text:p>
          </table:table-cell>
          <table:table-cell table:style-name="ce26" office:value-type="string">
            <text:p>Монтировать SD/MS</text:p>
          </table:table-cell>
          <table:table-cell table:style-name="ce26" office:value-type="string">
            <text:p>Використання установки з SD/MS</text:p>
          </table:table-cell>
          <table:table-cell table:style-name="ce26" office:value-type="string">
            <text:p>通过Mount访问SD/MS卡（实验功能）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OPTION_SORTING_MODE</text:p>
          </table:table-cell>
          <table:table-cell table:style-name="ce26" office:value-type="string">
            <text:p>Sorting Mode</text:p>
          </table:table-cell>
          <table:table-cell table:style-name="ce26" office:value-type="string">
            <text:p>Sortier-Modus</text:p>
          </table:table-cell>
          <table:table-cell table:style-name="ce26" office:value-type="string">
            <text:p>Τύπος ταξινόμησης</text:p>
          </table:table-cell>
          <table:table-cell table:style-name="ce26" office:value-type="string">
            <text:p>Tipo de Orden</text:p>
          </table:table-cell>
          <table:table-cell table:style-name="ce26" office:value-type="string">
            <text:p>Mode de tri</text:p>
          </table:table-cell>
          <table:table-cell table:style-name="ce26" office:value-type="string">
            <text:p>Ordina</text:p>
          </table:table-cell>
          <table:table-cell table:style-name="ce26" office:value-type="string">
            <text:p>სორტირების რეჟიმი</text:p>
          </table:table-cell>
          <table:table-cell table:style-name="ce26" office:value-type="string">
            <text:p>Tipus d'Ordre</text:p>
          </table:table-cell>
          <table:table-cell table:style-name="ce26" office:value-type="string">
            <text:p>Seřadit</text:p>
          </table:table-cell>
          <table:table-cell table:style-name="ce26" office:value-type="string">
            <text:p>Sorteermodus</text:p>
          </table:table-cell>
          <table:table-cell table:style-name="ce26"/>
          <table:table-cell table:style-name="ce26" office:value-type="string">
            <text:p>Tipo de ordem</text:p>
          </table:table-cell>
          <table:table-cell table:style-name="ce26" office:value-type="string">
            <text:p>Способ сортировки</text:p>
          </table:table-cell>
          <table:table-cell table:style-name="ce26" office:value-type="string">
            <text:p>Спосіб сортування</text:p>
          </table:table-cell>
          <table:table-cell table:style-name="ce26" office:value-type="string">
            <text:p>排序方式</text:p>
          </table:table-cell>
          <table:table-cell table:number-columns-repeated="1007"/>
        </table:table-row>
        <table:table-row table:style-name="ro14">
          <table:table-cell/>
          <table:table-cell table:style-name="ce26" office:value-type="string">
            <text:p>OPTION_TITLE_SORTER</text:p>
          </table:table-cell>
          <table:table-cell table:style-name="ce26" office:value-type="string">
            <text:p>Use 'titleSorter' Field, when Sorting</text:p>
          </table:table-cell>
          <table:table-cell table:style-name="ce26" office:value-type="string">
            <text:p>Beim Sortieren 'titleSorter' benutzen</text:p>
          </table:table-cell>
          <table:table-cell table:style-name="ce26"/>
          <table:table-cell table:style-name="ce26" office:value-type="string">
            <text:p>Ordenar por tipo de orden</text:p>
          </table:table-cell>
          <table:table-cell table:style-name="ce26" office:value-type="string">
            <text:p>Utiliser le champ 'titleSorter' pour le tri</text:p>
          </table:table-cell>
          <table:table-cell table:style-name="ce26" office:value-type="string">
            <text:p>Usa il campo 'titleSorter' per ordinare</text:p>
          </table:table-cell>
          <table:table-cell table:style-name="ce26" office:value-type="string">
            <text:p>titleSorter' ველის მიხ.</text:p>
          </table:table-cell>
          <table:table-cell table:style-name="ce26" office:value-type="string">
            <text:p>Ordenar per Tipus d'Ordre</text:p>
          </table:table-cell>
          <table:table-cell table:style-name="ce26" office:value-type="string">
            <text:p>Použít 'titleSorter' pole při řazení</text:p>
          </table:table-cell>
          <table:table-cell table:style-name="ce26" office:value-type="string">
            <text:p>Gebruik 'titelSorteer' veld voor sorteren</text:p>
          </table:table-cell>
          <table:table-cell table:style-name="ce26"/>
          <table:table-cell table:style-name="ce26" office:value-type="string">
            <text:p>Ordenar por tipo de ordem</text:p>
          </table:table-cell>
          <table:table-cell table:style-name="ce26" office:value-type="string">
            <text:p>Использовать поле «titleSorter»</text:p>
          </table:table-cell>
          <table:table-cell table:style-name="ce26" office:value-type="string">
            <text:p>Використовуйте поле 'назва Сортувальник' при сортуванні</text:p>
          </table:table-cell>
          <table:table-cell table:style-name="ce26" office:value-type="string">
            <text:p>排序时参考'titleSorter'字段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OPTION_UPPER_DIRECTORY_ITEM</text:p>
          </table:table-cell>
          <table:table-cell table:style-name="ce26" office:value-type="string">
            <text:p>«..» (prev folder) element</text:p>
          </table:table-cell>
          <table:table-cell table:style-name="ce26" office:value-type="string">
            <text:p>«..» (vorheriger Ordner) Element</text:p>
          </table:table-cell>
          <table:table-cell table:style-name="ce26"/>
          <table:table-cell table:style-name="ce26" office:value-type="string">
            <text:p>«..» Carpeta anterior</text:p>
          </table:table-cell>
          <table:table-cell table:style-name="ce26" office:value-type="string">
            <text:p>Elément «..» (dossier précédent)</text:p>
          </table:table-cell>
          <table:table-cell table:style-name="ce26"/>
          <table:table-cell table:style-name="ce26" office:value-type="string">
            <text:p>«..» (წინა ფოლდერი)</text:p>
          </table:table-cell>
          <table:table-cell table:style-name="ce26" office:value-type="string">
            <text:p>«..» Carpeta anterior</text:p>
          </table:table-cell>
          <table:table-cell table:style-name="ce26"/>
          <table:table-cell table:style-name="ce26" office:value-type="string">
            <text:p>«..» (vorige map) item</text:p>
          </table:table-cell>
          <table:table-cell table:style-name="ce26"/>
          <table:table-cell table:style-name="ce26" office:value-type="string">
            <text:p>&lt;&lt;..&gt;&gt; Pasta anterior</text:p>
          </table:table-cell>
          <table:table-cell table:style-name="ce26" office:value-type="string">
            <text:p>Элемент «..» (пред. папка)</text:p>
          </table:table-cell>
          <table:table-cell table:number-columns-repeated="2" table:style-name="ce26"/>
          <table:table-cell table:number-columns-repeated="1007"/>
        </table:table-row>
        <table:table-row table:style-name="ro10">
          <table:table-cell/>
          <table:table-cell table:style-name="ce26" office:value-type="string">
            <text:p>OPTION_FILE_SIZE_IN_COMMENT</text:p>
          </table:table-cell>
          <table:table-cell table:style-name="ce26" office:value-type="string">
            <text:p>Show FileSize &amp;-Type in Comment</text:p>
          </table:table-cell>
          <table:table-cell table:style-name="ce26" office:value-type="string">
            <text:p>Dateigröße &amp; -type im Kommentar</text:p>
          </table:table-cell>
          <table:table-cell table:style-name="ce26"/>
          <table:table-cell table:style-name="ce26" office:value-type="string">
            <text:p>Mostrar tamaño y tipo de archivo</text:p>
          </table:table-cell>
          <table:table-cell table:style-name="ce26" office:value-type="string">
            <text:p>Afficher la taille &amp; le type de fichier dans les Commentaires</text:p>
          </table:table-cell>
          <table:table-cell table:number-columns-repeated="2" table:style-name="ce26"/>
          <table:table-cell table:style-name="ce26" office:value-type="string">
            <text:p>Mostra mida i tipus d'arxiu</text:p>
          </table:table-cell>
          <table:table-cell table:style-name="ce26"/>
          <table:table-cell table:style-name="ce26" office:value-type="string">
            <text:p>Toon bestandsomvang &amp; -type in commentaar</text:p>
          </table:table-cell>
          <table:table-cell table:number-columns-repeated="2" table:style-name="ce26"/>
          <table:table-cell table:style-name="ce26" office:value-type="string">
            <text:p>Вывод информации о файле</text:p>
          </table:table-cell>
          <table:table-cell table:number-columns-repeated="2" table:style-name="ce26"/>
          <table:table-cell table:number-columns-repeated="1007"/>
        </table:table-row>
        <table:table-row table:style-name="ro5">
          <table:table-cell/>
          <table:table-cell table:style-name="ce26" office:value-type="string">
            <text:p>TITLE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Explorador de 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ს დათვალიერება</text:p>
          </table:table-cell>
          <table:table-cell table:style-name="ce26" office:value-type="string">
            <text:p>Explorador de 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д каталогів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VALUE_BY_AUTHOR_SWAPPING</text:p>
          </table:table-cell>
          <table:table-cell table:style-name="ce26" office:value-type="string">
            <text:p>By author swapping name/surname</text:p>
          </table:table-cell>
          <table:table-cell table:style-name="ce26" office:value-type="string">
            <text:p>Nach Autor, Namen vertauscht</text:p>
          </table:table-cell>
          <table:table-cell table:style-name="ce26"/>
          <table:table-cell table:style-name="ce26" office:value-type="string">
            <text:p>Por autor (nombre/apellido)</text:p>
          </table:table-cell>
          <table:table-cell table:style-name="ce26" office:value-type="string">
            <text:p>Par auteur échange Nom / Prénom</text:p>
          </table:table-cell>
          <table:table-cell table:style-name="ce26" office:value-type="string">
            <text:p>Per autore scambiando Nome/Cognome</text:p>
          </table:table-cell>
          <table:table-cell table:style-name="ce26" office:value-type="string">
            <text:p>ავტორის სახელის, შემდეგ გვარის მიხ.</text:p>
          </table:table-cell>
          <table:table-cell table:style-name="ce26" office:value-type="string">
            <text:p>Per autor (nom/cognom)</text:p>
          </table:table-cell>
          <table:table-cell table:style-name="ce26" office:value-type="string">
            <text:p>Podle jména/příjmení autora</text:p>
          </table:table-cell>
          <table:table-cell table:style-name="ce26" office:value-type="string">
            <text:p>Op auteur (naam/achternaam)</text:p>
          </table:table-cell>
          <table:table-cell table:style-name="ce26"/>
          <table:table-cell table:style-name="ce26" office:value-type="string">
            <text:p>Por autor (nome/sobrenome)</text:p>
          </table:table-cell>
          <table:table-cell table:style-name="ce26" office:value-type="string">
            <text:p>По автору с заменой имя&lt;&gt;фамилия</text:p>
          </table:table-cell>
          <table:table-cell table:style-name="ce26" office:value-type="string">
            <text:p>За автором з іменем, прізвищем</text:p>
          </table:table-cell>
          <table:table-cell table:style-name="ce26" office:value-type="string">
            <text:p>按作者排序，但调换的姓和名的顺序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VALUE_BY_AUTHOR_THEN_TITLE</text:p>
          </table:table-cell>
          <table:table-cell table:style-name="ce26" office:value-type="string">
            <text:p>By author then title</text:p>
          </table:table-cell>
          <table:table-cell table:style-name="ce26" office:value-type="string">
            <text:p>Nach Autor, dann Titel</text:p>
          </table:table-cell>
          <table:table-cell table:style-name="ce26"/>
          <table:table-cell table:style-name="ce26" office:value-type="string">
            <text:p>Por autor y luego título</text:p>
          </table:table-cell>
          <table:table-cell table:style-name="ce26" office:value-type="string">
            <text:p>Par auteur, puis par titre</text:p>
          </table:table-cell>
          <table:table-cell table:style-name="ce26" office:value-type="string">
            <text:p>Per autore e poi titolo</text:p>
          </table:table-cell>
          <table:table-cell table:style-name="ce26" office:value-type="string">
            <text:p>ავტორის, შემდეგ სათაურის მიხ.</text:p>
          </table:table-cell>
          <table:table-cell table:style-name="ce26" office:value-type="string">
            <text:p>Per autor i després títol</text:p>
          </table:table-cell>
          <table:table-cell table:style-name="ce26" office:value-type="string">
            <text:p>Podle autora pak názvu</text:p>
          </table:table-cell>
          <table:table-cell table:style-name="ce26" office:value-type="string">
            <text:p>Op auteur, dan titel</text:p>
          </table:table-cell>
          <table:table-cell table:style-name="ce26"/>
          <table:table-cell table:style-name="ce26" office:value-type="string">
            <text:p>Por autor e depois título</text:p>
          </table:table-cell>
          <table:table-cell table:style-name="ce26" office:value-type="string">
            <text:p>По автору и по названию</text:p>
          </table:table-cell>
          <table:table-cell table:style-name="ce26" office:value-type="string">
            <text:p>За автором та назвою</text:p>
          </table:table-cell>
          <table:table-cell table:style-name="ce26" office:value-type="string">
            <text:p>先按作者再按标题排序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FILENAME</text:p>
          </table:table-cell>
          <table:table-cell table:style-name="ce26" office:value-type="string">
            <text:p>By filename</text:p>
          </table:table-cell>
          <table:table-cell table:style-name="ce26" office:value-type="string">
            <text:p>Nach Dateiname</text:p>
          </table:table-cell>
          <table:table-cell table:style-name="ce26"/>
          <table:table-cell table:style-name="ce26" office:value-type="string">
            <text:p>Por archivo</text:p>
          </table:table-cell>
          <table:table-cell table:style-name="ce26" office:value-type="string">
            <text:p>Par nom de fichier</text:p>
          </table:table-cell>
          <table:table-cell table:style-name="ce26" office:value-type="string">
            <text:p>Per nome del file</text:p>
          </table:table-cell>
          <table:table-cell table:style-name="ce26" office:value-type="string">
            <text:p>ფაილის სახელის მიხ.</text:p>
          </table:table-cell>
          <table:table-cell table:style-name="ce26" office:value-type="string">
            <text:p>Per nom d'arxiu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bestandsnaam</text:p>
          </table:table-cell>
          <table:table-cell table:style-name="ce26"/>
          <table:table-cell table:style-name="ce26" office:value-type="string">
            <text:p>Por arquivo</text:p>
          </table:table-cell>
          <table:table-cell table:style-name="ce26" office:value-type="string">
            <text:p>По имени файла</text:p>
          </table:table-cell>
          <table:table-cell table:style-name="ce26" office:value-type="string">
            <text:p>За іменем файлу</text:p>
          </table:table-cell>
          <table:table-cell table:style-name="ce26" office:value-type="string">
            <text:p>按文件名排序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VALUE_BY_FILENAME_AS_COMMENT</text:p>
          </table:table-cell>
          <table:table-cell table:style-name="ce26" office:value-type="string">
            <text:p>By filename shown as comment</text:p>
          </table:table-cell>
          <table:table-cell table:style-name="ce26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6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6" office:value-type="string">
            <text:p>Op bestandsnaam, als bijschrift</text:p>
          </table:table-cell>
          <table:table-cell table:style-name="ce26"/>
          <table:table-cell table:style-name="ce26" office:value-type="string">
            <text:p>Por arquivo mostrando comentário</text:p>
          </table:table-cell>
          <table:table-cell table:style-name="ce26" office:value-type="string">
            <text:p>По имени файла в комментарии</text:p>
          </table:table-cell>
          <table:table-cell table:style-name="ce26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TITLE</text:p>
          </table:table-cell>
          <table:table-cell table:style-name="ce26" office:value-type="string">
            <text:p>By title</text:p>
          </table:table-cell>
          <table:table-cell table:style-name="ce26" office:value-type="string">
            <text:p>Nach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Par Titre</text:p>
          </table:table-cell>
          <table:table-cell table:style-name="ce26" office:value-type="string">
            <text:p>Per titolo</text:p>
          </table:table-cell>
          <table:table-cell table:style-name="ce26" office:value-type="string">
            <text:p>სათაურის მიხედვით</text:p>
          </table:table-cell>
          <table:table-cell table:style-name="ce26" office:value-type="string">
            <text:p>Per títol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По названию</text:p>
          </table:table-cell>
          <table:table-cell table:style-name="ce26" office:value-type="string">
            <text:p>За назвою</text:p>
          </table:table-cell>
          <table:table-cell table:style-name="ce26" office:value-type="string">
            <text:p>按标题排序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SD_CARD_MOUNT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SD-Karte via Mount</text:p>
          </table:table-cell>
          <table:table-cell table:style-name="ce26" office:value-type="string">
            <text:p>Κάρτα SD μέσω μονταρίσματος</text:p>
          </table:table-cell>
          <table:table-cell table:style-name="ce26" office:value-type="string">
            <text:p>Tarjeta SD vía Mount</text:p>
          </table:table-cell>
          <table:table-cell table:style-name="ce26" office:value-type="string">
            <text:p>Carte SD via Mount</text:p>
          </table:table-cell>
          <table:table-cell table:style-name="ce26" office:value-type="string">
            <text:p>Scheda SD con Mount</text:p>
          </table:table-cell>
          <table:table-cell table:style-name="ce26" office:value-type="string">
            <text:p>SD კარტა mount-ის გამოყებნებით</text:p>
          </table:table-cell>
          <table:table-cell table:style-name="ce26" office:value-type="string">
            <text:p>Targeta SD vía Mount</text:p>
          </table:table-cell>
          <table:table-cell table:style-name="ce26" office:value-type="string">
            <text:p>SD karta přes Mount</text:p>
          </table:table-cell>
          <table:table-cell table:style-name="ce26" office:value-type="string">
            <text:p>SD kaart via mount</text:p>
          </table:table-cell>
          <table:table-cell table:style-name="ce26"/>
          <table:table-cell table:style-name="ce26" office:value-type="string">
            <text:p>Cartão SD via montagem</text:p>
          </table:table-cell>
          <table:table-cell table:style-name="ce26" office:value-type="string">
            <text:p>SD Card с монтированием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通过Mount访问SD卡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DISABLED</text:p>
          </table:table-cell>
          <table:table-cell table:style-name="ce26" office:value-type="string">
            <text:p>Disabled</text:p>
          </table:table-cell>
          <table:table-cell table:style-name="ce26" office:value-type="string">
            <text:p>Deaktiviert</text:p>
          </table:table-cell>
          <table:table-cell table:style-name="ce26"/>
          <table:table-cell table:style-name="ce26" office:value-type="string">
            <text:p>Desactivado</text:p>
          </table:table-cell>
          <table:table-cell table:style-name="ce26" office:value-type="string">
            <text:p>Désactivé</text:p>
          </table:table-cell>
          <table:table-cell table:style-name="ce26" office:value-type="string">
            <text:p>Disabilitato</text:p>
          </table:table-cell>
          <table:table-cell table:style-name="ce26" office:value-type="string">
            <text:p>გამ</text:p>
          </table:table-cell>
          <table:table-cell table:style-name="ce26" office:value-type="string">
            <text:p>Desactivat</text:p>
          </table:table-cell>
          <table:table-cell table:style-name="ce26" office:value-type="string">
            <text:p>Zakázáno</text:p>
          </table:table-cell>
          <table:table-cell table:style-name="ce26" office:value-type="string">
            <text:p>Uitgeschakeld</text:p>
          </table:table-cell>
          <table:table-cell table:style-name="ce26"/>
          <table:table-cell table:style-name="ce26" office:value-type="string">
            <text:p>Desativado</text:p>
          </table:table-cell>
          <table:table-cell table:style-name="ce26" office:value-type="string">
            <text:p>Отключено</text:p>
          </table:table-cell>
          <table:table-cell table:style-name="ce26" office:value-type="string">
            <text:p>Не активно</text:p>
          </table:table-cell>
          <table:table-cell table:style-name="ce26" office:value-type="string">
            <text:p>禁用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VALUE_DISABLED_LOAD_CACHE</text:p>
          </table:table-cell>
          <table:table-cell table:style-name="ce26" office:value-type="string">
            <text:p>Disabled (load cache)</text:p>
          </table:table-cell>
          <table:table-cell table:style-name="ce26" office:value-type="string">
            <text:p>Deaktiviert (Cache wird geladen)</text:p>
          </table:table-cell>
          <table:table-cell table:style-name="ce26"/>
          <table:table-cell table:style-name="ce26" office:value-type="string">
            <text:p>Desactivado (carga cache)</text:p>
          </table:table-cell>
          <table:table-cell table:style-name="ce26" office:value-type="string">
            <text:p>Désactivé (charge le cache)</text:p>
          </table:table-cell>
          <table:table-cell table:style-name="ce26" office:value-type="string">
            <text:p>Disabilitato (carica la cache)</text:p>
          </table:table-cell>
          <table:table-cell table:style-name="ce26" office:value-type="string">
            <text:p>გამ (ჩატვირთე კეში)</text:p>
          </table:table-cell>
          <table:table-cell table:style-name="ce26" office:value-type="string">
            <text:p>Desactivat (carrega cache)</text:p>
          </table:table-cell>
          <table:table-cell table:style-name="ce26" office:value-type="string">
            <text:p>Vypnuto</text:p>
          </table:table-cell>
          <table:table-cell table:style-name="ce26" office:value-type="string">
            <text:p>Uitgeschakeld (cache laden)</text:p>
          </table:table-cell>
          <table:table-cell table:style-name="ce26"/>
          <table:table-cell table:style-name="ce26" office:value-type="string">
            <text:p>Desativado (carregar cache)</text:p>
          </table:table-cell>
          <table:table-cell table:style-name="ce26" office:value-type="string">
            <text:p>Отключено (подгружать кэш)</text:p>
          </table:table-cell>
          <table:table-cell table:style-name="ce26"/>
          <table:table-cell table:style-name="ce26" office:value-type="string">
            <text:p>禁用（但载入已扫描过的信息）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ENABLED</text:p>
          </table:table-cell>
          <table:table-cell table:style-name="ce26" office:value-type="string">
            <text:p>Enabled</text:p>
          </table:table-cell>
          <table:table-cell table:style-name="ce26" office:value-type="string">
            <text:p>Aktiviert</text:p>
          </table:table-cell>
          <table:table-cell table:style-name="ce26"/>
          <table:table-cell table:style-name="ce26" office:value-type="string">
            <text:p>Activado</text:p>
          </table:table-cell>
          <table:table-cell table:style-name="ce26" office:value-type="string">
            <text:p>Activé</text:p>
          </table:table-cell>
          <table:table-cell table:style-name="ce26" office:value-type="string">
            <text:p>Abilitato</text:p>
          </table:table-cell>
          <table:table-cell table:style-name="ce26" office:value-type="string">
            <text:p>ჩარ</text:p>
          </table:table-cell>
          <table:table-cell table:style-name="ce26" office:value-type="string">
            <text:p>Activat</text:p>
          </table:table-cell>
          <table:table-cell table:style-name="ce26" office:value-type="string">
            <text:p>Povoleno</text:p>
          </table:table-cell>
          <table:table-cell table:style-name="ce26" office:value-type="string">
            <text:p>Ingeschakeld</text:p>
          </table:table-cell>
          <table:table-cell table:style-name="ce26"/>
          <table:table-cell table:style-name="ce26" office:value-type="string">
            <text:p>Ativado</text:p>
          </table:table-cell>
          <table:table-cell table:style-name="ce26" office:value-type="string">
            <text:p>Включено</text:p>
          </table:table-cell>
          <table:table-cell table:style-name="ce26" office:value-type="string">
            <text:p>Активно</text:p>
          </table:table-cell>
          <table:table-cell table:style-name="ce26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end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number-columns-repeated="3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23" office:value-type="string">
            <text:p>Календа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 office:value-type="string">
            <text:p>Mo</text:p>
          </table:table-cell>
          <table:table-cell table:style-name="ce23"/>
          <table:table-cell table:style-name="ce23" office:value-type="string">
            <text:p>Lun</text:p>
          </table:table-cell>
          <table:table-cell table:number-columns-repeated="3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23" office:value-type="string">
            <text:p>пн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 office:value-type="string">
            <text:p>Di</text:p>
          </table:table-cell>
          <table:table-cell table:style-name="ce23"/>
          <table:table-cell table:style-name="ce23" office:value-type="string">
            <text:p>Mar</text:p>
          </table:table-cell>
          <table:table-cell table:number-columns-repeated="3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23" office:value-type="string">
            <text:p>в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number-columns-repeated="3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23" office:value-type="string">
            <text:p>ср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number-columns-repeated="3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23" office:value-type="string">
            <text:p>ч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number-columns-repeated="3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23" office:value-type="string">
            <text:p>п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number-columns-repeated="3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23" office:value-type="string">
            <text:p>с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/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23" office:value-type="string">
            <text:p>вс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23" office:value-type="string">
            <text:p>понедельник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23" office:value-type="string">
            <text:p>воскресень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number-columns-repeated="3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23" office:value-type="string">
            <text:p>Янва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number-columns-repeated="3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23" office:value-type="string">
            <text:p>Феврал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number-columns-repeated="3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23" office:value-type="string">
            <text:p>Мар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number-columns-repeated="2"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number-columns-repeated="3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23" office:value-type="string">
            <text:p>Апрел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number-columns-repeated="3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23" office:value-type="string">
            <text:p>Ма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number-columns-repeated="3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23" office:value-type="string">
            <text:p>Июн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number-columns-repeated="3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23" office:value-type="string">
            <text:p>Июл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number-columns-repeated="2"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number-columns-repeated="3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23" office:value-type="string">
            <text:p>Авгу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number-columns-repeated="2"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number-columns-repeated="3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23" office:value-type="string">
            <text:p>Сентя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number-columns-repeated="3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23" office:value-type="string">
            <text:p>Октя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number-columns-repeated="2"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number-columns-repeated="3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23" office:value-type="string">
            <text:p>Ноя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number-columns-repeated="3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23" office:value-type="string">
            <text:p>Дека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number-columns-repeated="3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23" office:value-type="string">
            <text:p>1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number-columns-repeated="3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23" office:value-type="string">
            <text:p>2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number-columns-repeated="3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23" office:value-type="string">
            <text:p>3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number-columns-repeated="3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23" office:value-type="string">
            <text:p>4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number-columns-repeated="3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23" office:value-type="string">
            <text:p>5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number-columns-repeated="3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23" office:value-type="string">
            <text:p>Сегодн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number-columns-repeated="3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23" office:value-type="string">
            <text:p>Месяц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number-columns-repeated="3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23" office:value-type="string">
            <text:p>Год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number-columns-repeated="3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23" office:value-type="string">
            <text:p>Настрой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number-columns-repeated="3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23" office:value-type="string">
            <text:p>Выход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number-columns-repeated="3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23" office:value-type="string">
            <text:p>Правк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number-columns-repeated="3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23" office:value-type="string">
            <text:p>Событ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number-columns-repeated="3" table:style-name="ce23"/>
          <table:table-cell table:style-name="ce23" office:value-type="string">
            <text:p>Núm,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23" office:value-type="string">
            <text:p>Событи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3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Ок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6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/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23" office:value-type="string">
            <text:p>Отмен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6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number-columns-repeated="3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23" office:value-type="string">
            <text:p>Удалить</text:p>
          </table:table-cell>
          <table:table-cell table:number-columns-repeated="2"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6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number-columns-repeated="3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23" office:value-type="string">
            <text:p>Настройки календаря</text:p>
          </table:table-cell>
          <table:table-cell table:number-columns-repeated="2" table:style-name="ce23"/>
          <table:table-cell table:number-columns-repeated="1007"/>
        </table:table-row>
        <table:table-row table:style-name="ro7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6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number-columns-repeated="3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23" office:value-type="string">
            <text:p>Начало недел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6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number-columns-repeated="3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Повтор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6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number-columns-repeated="3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nkel</text:p>
          </table:table-cell>
          <table:table-cell table:number-columns-repeated="2" table:style-name="ce23"/>
          <table:table-cell table:style-name="ce23" office:value-type="string">
            <text:p>выкл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6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number-columns-repeated="3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p.Jaar</text:p>
          </table:table-cell>
          <table:table-cell table:number-columns-repeated="2" table:style-name="ce23"/>
          <table:table-cell table:style-name="ce23" office:value-type="string">
            <text:p>по года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6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number-columns-repeated="3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p.Maand</text:p>
          </table:table-cell>
          <table:table-cell table:number-columns-repeated="2" table:style-name="ce23"/>
          <table:table-cell table:style-name="ce23" office:value-type="string">
            <text:p>по месяцам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6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number-columns-repeated="3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p.Week</text:p>
          </table:table-cell>
          <table:table-cell table:number-columns-repeated="2" table:style-name="ce23"/>
          <table:table-cell table:style-name="ce23" office:value-type="string">
            <text:p>по неделям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6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number-columns-repeated="3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23" office:value-type="string">
            <text:p>плавающи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6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number-columns-repeated="3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23" office:value-type="string">
            <text:p>Ден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6" office:value-type="string">
            <text:p>x-ter Tag</text:p>
          </table:table-cell>
          <table:table-cell table:style-name="ce23"/>
          <table:table-cell table:style-name="ce23" office:value-type="string">
            <text:p>Cardinal</text:p>
          </table:table-cell>
          <table:table-cell table:number-columns-repeated="3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23" office:value-type="string">
            <text:p>Кажд.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6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number-columns-repeated="3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23" office:value-type="string">
            <text:p>День нед.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6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number-columns-repeated="3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23" office:value-type="string">
            <text:p>Описани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6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number-columns-repeated="3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28" office:value-type="float" office:value="123.0">
            <text:p>123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6" office:value-type="string">
            <text:p>Buchstaben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3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6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number-columns-repeated="3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23" office:value-type="string">
            <text:p>Новый Год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6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number-columns-repeated="3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23" office:value-type="string">
            <text:p>День Св. Валентина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6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number-columns-repeated="3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23" office:value-type="string">
            <text:p>Пасха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6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/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23" office:value-type="string">
            <text:p>День Св. Патрик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6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number-columns-repeated="3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23" office:value-type="string">
            <text:p>День Благодарения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6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number-columns-repeated="3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23" office:value-type="string">
            <text:p>Рождеств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Настройки режима чтения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 table:style-name="ce25" office:value-type="string">
            <text:p>Дополнительные настройки</text:p>
          </table:table-cell>
          <table:table-cell table:style-name="ce23"/>
          <table:table-cell table:style-name="ce21" office:value-type="string">
            <text:p>高级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5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，以便让改动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 table:style-name="ce25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5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style-name="ce23"/>
          <table:table-cell table:style-name="ce23" office:value-type="string">
            <text:p>结果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текста в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4" table:style-name="ce23"/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23" office:value-type="string">
            <text:p>Требуется перезагрузка!</text:p>
          </table:table-cell>
          <table:table-cell table:style-name="ce23"/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5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bijschriften menu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opslag voortgan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9" office:value-type="string">
            <text:p>StandbyImage</text:p>
          </table:table-cell>
          <table:table-cell table:number-columns-repeated="3" table:style-name="ce29"/>
          <table:table-cell table:number-columns-repeated="4" table:style-name="ce30"/>
          <table:table-cell table:style-name="ce29"/>
          <table:table-cell table:number-columns-repeated="2" table:style-name="ce30"/>
          <table:table-cell table:number-columns-repeated="5" table:style-name="ce29"/>
          <table:table-cell table:style-name="ce30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Standaard gedra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ые оттенки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5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31" office:value-type="string">
            <text:p>ViewerSettings_x50</text:p>
          </table:table-cell>
          <table:table-cell table:number-columns-repeated="16" table:style-name="ce31"/>
          <table:table-cell table:number-columns-repeated="10" table:style-name="ce32"/>
          <table:table-cell table:number-columns-repeated="997"/>
        </table:table-row>
        <table:table-row table:style-name="ro8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5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ие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листать жесто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Листание жестом вкл/выкл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 office:value-type="string">
            <text:p>Schließe Popup mit Tap auf Seite</text:p>
          </table:table-cell>
          <table:table-cell table:number-columns-repeated="7"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23" office:value-type="string">
            <text:p>Выход из меню по касанию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number-columns-repeated="3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23" office:value-type="string">
            <text:p>Листание по касанию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 office:value-type="string">
            <text:p>Irgendwo für nächste Seite</text:p>
          </table:table-cell>
          <table:table-cell table:number-columns-repeated="7"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23" office:value-type="string">
            <text:p>Только вперёд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 office:value-type="string">
            <text:p>Links für Zurück, Rechts für Vor</text:p>
          </table:table-cell>
          <table:table-cell table:number-columns-repeated="7"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23" office:value-type="string">
            <text:p>Вперёд-слева, Назад-справ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 office:value-type="string">
            <text:p>Rechts für Zurück, Links für Vor</text:p>
          </table:table-cell>
          <table:table-cell table:number-columns-repeated="7"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23" office:value-type="string">
            <text:p>Вперёд-справа, Назад-слев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 office:value-type="string">
            <text:p>Oben für Zurück, Unten für Vor</text:p>
          </table:table-cell>
          <table:table-cell table:number-columns-repeated="7"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23" office:value-type="string">
            <text:p>Вперёд-внизу, Назад-вверху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 office:value-type="string">
            <text:p>Unten für Zurück, Oben für Vor</text:p>
          </table:table-cell>
          <table:table-cell table:number-columns-repeated="7"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23" office:value-type="string">
            <text:p>Вперёд-вверху, Назад-внизу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. с откл. 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23" office:value-type="string">
            <text:p>Ошибка! Введите число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23" office:value-type="string">
            <text:p>Ошибка! Недопустимое значение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23" office:value-type="string">
            <text:p>Задано пользователе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31" office:value-type="string">
            <text:p>X</text:p>
          </table:table-cell>
          <table:table-cell table:number-columns-repeated="16" table:style-name="ce31"/>
          <table:table-cell table:number-columns-repeated="10" table:style-name="ce32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0 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0 项</text:p>
          </table:table-cell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17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